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685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000000" style:vertical-align="middle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">
      <style:table-cell-properties fo:border-bottom="none" fo:border-left="0.06pt solid #000000" fo:border-right="none" fo:border-top="0.06pt solid #000000" style:vertical-align="middle"/>
      <style:text-properties style:font-name="Liberation Sans"/>
    </style:style>
    <style:style style:name="ce6" style:family="table-cell" style:parent-style-name="Default" style:data-style-name="N3">
      <style:table-cell-properties fo:border-bottom="none" fo:border-left="0.06pt solid #000000" fo:border-right="none" fo:border-top="none" style:vertical-align="middle"/>
      <style:text-properties style:font-name="Liberation Sans"/>
    </style:style>
    <style:style style:name="ce7" style:family="table-cell" style:parent-style-name="Default" style:data-style-name="N3">
      <style:table-cell-properties fo:border-bottom="0.06pt solid #000000" fo:border-left="0.06pt solid #000000" fo:border-right="none" fo:border-top="none" style:vertical-align="middle"/>
      <style:text-properties style:font-name="Liberation Sans"/>
    </style:style>
    <style:style style:name="ce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 style:data-style-name="N3">
      <style:table-cell-properties fo:border-bottom="none" fo:wrap-option="wrap" fo:border-left="none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fo:border-bottom="none" fo:wrap-option="wrap" fo:border-left="none" fo:border-right="0.06pt solid #000000" fo:border-top="none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border-bottom="0.06pt solid #000000" fo:wrap-option="wrap" fo:border-left="none" fo:border-right="0.06pt solid #000000" fo:border-top="none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none" fo:border-left="0.06pt solid #000000" fo:border-right="none" fo:border-top="0.06pt solid #000000" style:vertical-align="middle"/>
      <style:text-properties style:font-name="Liberation Sans"/>
    </style:style>
    <style:style style:name="ce13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Liberation Sans"/>
    </style:style>
    <style:style style:name="ce14" style:family="table-cell" style:parent-style-name="Default" style:data-style-name="N2">
      <style:table-cell-properties fo:border-bottom="none" fo:background-color="transparent" fo:border-left="0.06pt solid #000000" fo:border-right="none" fo:border-top="none" style:vertical-align="middle"/>
      <style:text-properties style:font-name="Liberation Sans"/>
    </style:style>
    <style:style style:name="ce15" style:family="table-cell" style:parent-style-name="Default" style:data-style-name="N2">
      <style:table-cell-properties fo:border-bottom="0.06pt solid #000000" fo:background-color="transparent" fo:border-left="0.06pt solid #000000" fo:border-right="none" fo:border-top="none" style:vertical-align="middle"/>
      <style:text-properties style:font-name="Liberation Sans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0.06pt solid #000000" style:vertical-align="middle"/>
      <style:map style:condition="cell-content()&lt;[.I3]" style:apply-style-name="Untitled1" style:base-cell-address="Sheet1.G3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none" style:vertical-align="middle"/>
    </style:style>
    <style:style style:name="ce19" style:family="table-cell" style:parent-style-name="Default" style:data-style-name="N2">
      <style:table-cell-properties fo:border-bottom="none" fo:background-color="transparent" fo:border-left="none" fo:border-right="0.06pt solid #000000" fo:border-top="none" style:vertical-align="middle"/>
    </style:style>
    <style:style style:name="ce20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 style:vertical-align="middle"/>
    </style:style>
    <style:style style:name="ce2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2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 style:data-style-name="N3">
      <style:table-cell-properties fo:border-bottom="none" fo:border-left="none" fo:border-right="0.06pt solid #000000" fo:border-top="none" style:vertical-align="middle"/>
      <style:text-properties style:font-name="Liberation Sans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0"/>
        <table:table-column table:style-name="co6" table:default-cell-style-name="ce13"/>
        <table:table-column table:style-name="co7" table:default-cell-style-name="ce18"/>
        <table:table-column table:style-name="co7" table:default-cell-style-name="ce24"/>
        <table:table-column table:style-name="co8" table:default-cell-style-name="ce6"/>
        <table:table-column table:style-name="co8" table:default-cell-style-name="ce26"/>
        <table:table-column table:style-name="co9" table:default-cell-style-name="ce29"/>
        <table:table-column table:style-name="co9" table:number-columns-repeated="3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Decision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ropagacion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<text:s/>Temps(s)</text:p>
          </table:table-cell>
          <table:covered-table-cell table:style-name="ce2"/>
          <table:table-cell table:style-name="ce21" office:value-type="string" calcext:value-type="string">
            <text:p>MY SAT / PICO</text:p>
          </table:table-cell>
          <table:table-cell table:style-name="ce2" office:value-type="string" calcext:value-type="string" table:number-columns-spanned="2" table:number-rows-spanned="1">
            <text:p>Propagacions / s</text:p>
          </table:table-cell>
          <table:covered-table-cell table:style-name="ce2"/>
          <table:table-cell table:style-name="ce27" office:value-type="string" calcext:value-type="string" table:number-columns-spanned="1" table:number-rows-spanned="2">
            <text:p>S / 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MY SAT</text:p>
          </table:table-cell>
          <table:table-cell table:style-name="ce2" office:value-type="string" calcext:value-type="string">
            <text:p>PICOSAT</text:p>
          </table:table-cell>
          <table:table-cell table:style-name="ce2" office:value-type="string" calcext:value-type="string">
            <text:p>MY SAT</text:p>
          </table:table-cell>
          <table:table-cell table:style-name="ce2" office:value-type="string" calcext:value-type="string">
            <text:p>PICOSAT</text:p>
          </table:table-cell>
          <table:table-cell table:style-name="ce2" office:value-type="string" calcext:value-type="string">
            <text:p>MY SAT</text:p>
          </table:table-cell>
          <table:table-cell table:style-name="ce2" office:value-type="string" calcext:value-type="string">
            <text:p>PICO</text:p>
          </table:table-cell>
          <table:table-cell table:style-name="ce22" office:value-type="string" calcext:value-type="string">
            <text:p>-</text:p>
          </table:table-cell>
          <table:table-cell table:style-name="ce2" office:value-type="string" calcext:value-type="string">
            <text:p>MY SAT</text:p>
          </table:table-cell>
          <table:table-cell table:style-name="ce2" office:value-type="string" calcext:value-type="string">
            <text:p>PICO</text:p>
          </table:table-cell>
          <table:covered-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vars-100-10.cnf</text:p>
          </table:table-cell>
          <table:table-cell table:style-name="ce5" office:value-type="float" office:value="251" calcext:value-type="float">
            <text:p>251</text:p>
          </table:table-cell>
          <table:table-cell table:style-name="ce9" office:value-type="float" office:value="601" calcext:value-type="float">
            <text:p>601</text:p>
          </table:table-cell>
          <table:table-cell table:style-name="ce5" office:value-type="float" office:value="5968" calcext:value-type="float">
            <text:p>5,968</text:p>
          </table:table-cell>
          <table:table-cell table:style-name="ce9" office:value-type="float" office:value="15847" calcext:value-type="float">
            <text:p>15,847</text:p>
          </table:table-cell>
          <table:table-cell table:style-name="ce12" office:value-type="float" office:value="0.005" calcext:value-type="float">
            <text:p>0.01</text:p>
          </table:table-cell>
          <table:table-cell table:style-name="ce17" office:value-type="float" office:value="0.003" calcext:value-type="float">
            <text:p>0.00</text:p>
          </table:table-cell>
          <table:table-cell table:style-name="ce23" table:formula="of:=[.F3]/[.G3]" office:value-type="float" office:value="1.66666666666667" calcext:value-type="float">
            <text:p>1.67</text:p>
          </table:table-cell>
          <table:table-cell table:style-name="ce5" office:value-type="float" office:value="926277" calcext:value-type="float">
            <text:p>926,277</text:p>
          </table:table-cell>
          <table:table-cell table:formula="of:=[.E3]/[.G3]" office:value-type="float" office:value="5282333.33333333" calcext:value-type="float">
            <text:p>5,282,333</text:p>
          </table:table-cell>
          <table:table-cell table:style-name="ce28"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1.cnf</text:p>
          </table:table-cell>
          <table:table-cell office:value-type="float" office:value="116" calcext:value-type="float">
            <text:p>116</text:p>
          </table:table-cell>
          <table:table-cell office:value-type="float" office:value="329" calcext:value-type="float">
            <text:p>329</text:p>
          </table:table-cell>
          <table:table-cell office:value-type="float" office:value="2533" calcext:value-type="float">
            <text:p>2,533</text:p>
          </table:table-cell>
          <table:table-cell office:value-type="float" office:value="8329" calcext:value-type="float">
            <text:p>8,329</text:p>
          </table:table-cell>
          <table:table-cell office:value-type="float" office:value="0.008" calcext:value-type="float">
            <text:p>0.01</text:p>
          </table:table-cell>
          <table:table-cell office:value-type="float" office:value="0.005" calcext:value-type="float">
            <text:p>0.01</text:p>
          </table:table-cell>
          <table:table-cell table:formula="of:=[.F4]/[.G4]" office:value-type="float" office:value="1.6" calcext:value-type="float">
            <text:p>1.60</text:p>
          </table:table-cell>
          <table:table-cell office:value-type="float" office:value="1188640" calcext:value-type="float">
            <text:p>1,188,640</text:p>
          </table:table-cell>
          <table:table-cell table:formula="of:=[.E4]/[.G4]" office:value-type="float" office:value="1665800" calcext:value-type="float">
            <text:p>1,665,800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2.cnf</text:p>
          </table:table-cell>
          <table:table-cell office:value-type="float" office:value="52" calcext:value-type="float">
            <text:p>52</text:p>
          </table:table-cell>
          <table:table-cell office:value-type="float" office:value="373" calcext:value-type="float">
            <text:p>373</text:p>
          </table:table-cell>
          <table:table-cell office:value-type="float" office:value="837" calcext:value-type="float">
            <text:p>837</text:p>
          </table:table-cell>
          <table:table-cell office:value-type="float" office:value="9213" calcext:value-type="float">
            <text:p>9,213</text:p>
          </table:table-cell>
          <table:table-cell table:number-columns-repeated="2" office:value-type="float" office:value="0.004" calcext:value-type="float">
            <text:p>0.00</text:p>
          </table:table-cell>
          <table:table-cell table:formula="of:=[.F5]/[.G5]" office:value-type="float" office:value="1" calcext:value-type="float">
            <text:p>1.00</text:p>
          </table:table-cell>
          <table:table-cell office:value-type="float" office:value="840361" calcext:value-type="float">
            <text:p>840,361</text:p>
          </table:table-cell>
          <table:table-cell table:formula="of:=[.E5]/[.G5]" office:value-type="float" office:value="2303250" calcext:value-type="float">
            <text:p>2,303,25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3.cnf</text:p>
          </table:table-cell>
          <table:table-cell office:value-type="float" office:value="310" calcext:value-type="float">
            <text:p>310</text:p>
          </table:table-cell>
          <table:table-cell office:value-type="float" office:value="577" calcext:value-type="float">
            <text:p>577</text:p>
          </table:table-cell>
          <table:table-cell office:value-type="float" office:value="7278" calcext:value-type="float">
            <text:p>7,278</text:p>
          </table:table-cell>
          <table:table-cell office:value-type="float" office:value="14645" calcext:value-type="float">
            <text:p>14,645</text:p>
          </table:table-cell>
          <table:table-cell office:value-type="float" office:value="0.008" calcext:value-type="float">
            <text:p>0.01</text:p>
          </table:table-cell>
          <table:table-cell office:value-type="float" office:value="0.005" calcext:value-type="float">
            <text:p>0.01</text:p>
          </table:table-cell>
          <table:table-cell table:formula="of:=[.F6]/[.G6]" office:value-type="float" office:value="1.6" calcext:value-type="float">
            <text:p>1.60</text:p>
          </table:table-cell>
          <table:table-cell office:value-type="float" office:value="1039710" calcext:value-type="float">
            <text:p>1,039,710</text:p>
          </table:table-cell>
          <table:table-cell table:formula="of:=[.E6]/[.G6]" office:value-type="float" office:value="2929000" calcext:value-type="float">
            <text:p>2,929,000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4.cnf</text:p>
          </table:table-cell>
          <table:table-cell office:value-type="float" office:value="348" calcext:value-type="float">
            <text:p>348</text:p>
          </table:table-cell>
          <table:table-cell office:value-type="float" office:value="694" calcext:value-type="float">
            <text:p>694</text:p>
          </table:table-cell>
          <table:table-cell office:value-type="float" office:value="7927" calcext:value-type="float">
            <text:p>7,927</text:p>
          </table:table-cell>
          <table:table-cell office:value-type="float" office:value="17394" calcext:value-type="float">
            <text:p>17,394</text:p>
          </table:table-cell>
          <table:table-cell office:value-type="float" office:value="0.009" calcext:value-type="float">
            <text:p>0.01</text:p>
          </table:table-cell>
          <table:table-cell office:value-type="float" office:value="0.005" calcext:value-type="float">
            <text:p>0.01</text:p>
          </table:table-cell>
          <table:table-cell table:formula="of:=[.F7]/[.G7]" office:value-type="float" office:value="1.8" calcext:value-type="float">
            <text:p>1.80</text:p>
          </table:table-cell>
          <table:table-cell office:value-type="float" office:value="1008270" calcext:value-type="float">
            <text:p>1,008,270</text:p>
          </table:table-cell>
          <table:table-cell table:formula="of:=[.E7]/[.G7]" office:value-type="float" office:value="3478800" calcext:value-type="float">
            <text:p>3,478,800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5.cnf</text:p>
          </table:table-cell>
          <table:table-cell office:value-type="float" office:value="165" calcext:value-type="float">
            <text:p>165</text:p>
          </table:table-cell>
          <table:table-cell office:value-type="float" office:value="278" calcext:value-type="float">
            <text:p>278</text:p>
          </table:table-cell>
          <table:table-cell office:value-type="float" office:value="3631" calcext:value-type="float">
            <text:p>3,631</text:p>
          </table:table-cell>
          <table:table-cell office:value-type="float" office:value="6744" calcext:value-type="float">
            <text:p>6,744</text:p>
          </table:table-cell>
          <table:table-cell office:value-type="float" office:value="0.006" calcext:value-type="float">
            <text:p>0.01</text:p>
          </table:table-cell>
          <table:table-cell office:value-type="float" office:value="0.002" calcext:value-type="float">
            <text:p>0.00</text:p>
          </table:table-cell>
          <table:table-cell table:formula="of:=[.F8]/[.G8]" office:value-type="float" office:value="3" calcext:value-type="float">
            <text:p>3.00</text:p>
          </table:table-cell>
          <table:table-cell office:value-type="float" office:value="1122410" calcext:value-type="float">
            <text:p>1,122,410</text:p>
          </table:table-cell>
          <table:table-cell table:formula="of:=[.E8]/[.G8]" office:value-type="float" office:value="3372000" calcext:value-type="float">
            <text:p>3,372,0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6.cnf</text:p>
          </table:table-cell>
          <table:table-cell office:value-type="float" office:value="454" calcext:value-type="float">
            <text:p>454</text:p>
          </table:table-cell>
          <table:table-cell office:value-type="float" office:value="666" calcext:value-type="float">
            <text:p>666</text:p>
          </table:table-cell>
          <table:table-cell office:value-type="float" office:value="10406" calcext:value-type="float">
            <text:p>10,406</text:p>
          </table:table-cell>
          <table:table-cell office:value-type="float" office:value="16174" calcext:value-type="float">
            <text:p>16,174</text:p>
          </table:table-cell>
          <table:table-cell office:value-type="float" office:value="0.011" calcext:value-type="float">
            <text:p>0.01</text:p>
          </table:table-cell>
          <table:table-cell office:value-type="float" office:value="0.005" calcext:value-type="float">
            <text:p>0.01</text:p>
          </table:table-cell>
          <table:table-cell table:formula="of:=[.F9]/[.G9]" office:value-type="float" office:value="2.2" calcext:value-type="float">
            <text:p>2.20</text:p>
          </table:table-cell>
          <table:table-cell office:value-type="float" office:value="1199540" calcext:value-type="float">
            <text:p>1,199,540</text:p>
          </table:table-cell>
          <table:table-cell table:formula="of:=[.E9]/[.G9]" office:value-type="float" office:value="3234800" calcext:value-type="float">
            <text:p>3,234,8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7.cnf</text:p>
          </table:table-cell>
          <table:table-cell office:value-type="float" office:value="307" calcext:value-type="float">
            <text:p>307</text:p>
          </table:table-cell>
          <table:table-cell office:value-type="float" office:value="168" calcext:value-type="float">
            <text:p>168</text:p>
          </table:table-cell>
          <table:table-cell office:value-type="float" office:value="6842" calcext:value-type="float">
            <text:p>6,842</text:p>
          </table:table-cell>
          <table:table-cell office:value-type="float" office:value="4227" calcext:value-type="float">
            <text:p>4,227</text:p>
          </table:table-cell>
          <table:table-cell office:value-type="float" office:value="0.008" calcext:value-type="float">
            <text:p>0.01</text:p>
          </table:table-cell>
          <table:table-cell office:value-type="float" office:value="0.002" calcext:value-type="float">
            <text:p>0.00</text:p>
          </table:table-cell>
          <table:table-cell table:formula="of:=[.F10]/[.G10]" office:value-type="float" office:value="4" calcext:value-type="float">
            <text:p>4.00</text:p>
          </table:table-cell>
          <table:table-cell office:value-type="float" office:value="1191160" calcext:value-type="float">
            <text:p>1,191,160</text:p>
          </table:table-cell>
          <table:table-cell table:formula="of:=[.E10]/[.G10]" office:value-type="float" office:value="2113500" calcext:value-type="float">
            <text:p>2,113,5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8.cnf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4584" calcext:value-type="float">
            <text:p>4,584</text:p>
          </table:table-cell>
          <table:table-cell office:value-type="float" office:value="464" calcext:value-type="float">
            <text:p>464</text:p>
          </table:table-cell>
          <table:table-cell office:value-type="float" office:value="0.008" calcext:value-type="float">
            <text:p>0.01</text:p>
          </table:table-cell>
          <table:table-cell office:value-type="float" office:value="0.001" calcext:value-type="float">
            <text:p>0.00</text:p>
          </table:table-cell>
          <table:table-cell table:formula="of:=[.F11]/[.G11]" office:value-type="float" office:value="8" calcext:value-type="float">
            <text:p>8.00</text:p>
          </table:table-cell>
          <table:table-cell office:value-type="float" office:value="1154660" calcext:value-type="float">
            <text:p>1,154,660</text:p>
          </table:table-cell>
          <table:table-cell table:formula="of:=[.E11]/[.G11]" office:value-type="float" office:value="464000" calcext:value-type="float">
            <text:p>464,0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00-9.cnf</text:p>
          </table:table-cell>
          <table:table-cell office:value-type="float" office:value="190" calcext:value-type="float">
            <text:p>190</text:p>
          </table:table-cell>
          <table:table-cell office:value-type="float" office:value="428" calcext:value-type="float">
            <text:p>428</text:p>
          </table:table-cell>
          <table:table-cell office:value-type="float" office:value="4638" calcext:value-type="float">
            <text:p>4,638</text:p>
          </table:table-cell>
          <table:table-cell office:value-type="float" office:value="11683" calcext:value-type="float">
            <text:p>11,683</text:p>
          </table:table-cell>
          <table:table-cell office:value-type="float" office:value="0.006" calcext:value-type="float">
            <text:p>0.01</text:p>
          </table:table-cell>
          <table:table-cell office:value-type="float" office:value="0.004" calcext:value-type="float">
            <text:p>0.00</text:p>
          </table:table-cell>
          <table:table-cell table:formula="of:=[.F12]/[.G12]" office:value-type="float" office:value="1.5" calcext:value-type="float">
            <text:p>1.50</text:p>
          </table:table-cell>
          <table:table-cell office:value-type="float" office:value="1225360" calcext:value-type="float">
            <text:p>1,225,360</text:p>
          </table:table-cell>
          <table:table-cell table:formula="of:=[.E12]/[.G12]" office:value-type="float" office:value="2920750" calcext:value-type="float">
            <text:p>2,920,750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10.cnf</text:p>
          </table:table-cell>
          <table:table-cell office:value-type="float" office:value="2322" calcext:value-type="float">
            <text:p>2,322</text:p>
          </table:table-cell>
          <table:table-cell office:value-type="float" office:value="3145" calcext:value-type="float">
            <text:p>3,145</text:p>
          </table:table-cell>
          <table:table-cell office:value-type="float" office:value="70691" calcext:value-type="float">
            <text:p>70,691</text:p>
          </table:table-cell>
          <table:table-cell office:value-type="float" office:value="112731" calcext:value-type="float">
            <text:p>112,731</text:p>
          </table:table-cell>
          <table:table-cell table:number-columns-repeated="2" office:value-type="float" office:value="0.008" calcext:value-type="float">
            <text:p>0.01</text:p>
          </table:table-cell>
          <table:table-cell table:formula="of:=[.F13]/[.G13]" office:value-type="float" office:value="1" calcext:value-type="float">
            <text:p>1.00</text:p>
          </table:table-cell>
          <table:table-cell office:value-type="float" office:value="1121630" calcext:value-type="float">
            <text:p>1,121,630</text:p>
          </table:table-cell>
          <table:table-cell table:formula="of:=[.E13]/[.G13]" office:value-type="float" office:value="14091375" calcext:value-type="float">
            <text:p>14,091,375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1.cnf</text:p>
          </table:table-cell>
          <table:table-cell office:value-type="float" office:value="167" calcext:value-type="float">
            <text:p>167</text:p>
          </table:table-cell>
          <table:table-cell office:value-type="float" office:value="893" calcext:value-type="float">
            <text:p>893</text:p>
          </table:table-cell>
          <table:table-cell office:value-type="float" office:value="4615" calcext:value-type="float">
            <text:p>4,615</text:p>
          </table:table-cell>
          <table:table-cell office:value-type="float" office:value="28826" calcext:value-type="float">
            <text:p>28,826</text:p>
          </table:table-cell>
          <table:table-cell office:value-type="float" office:value="0.068" calcext:value-type="float">
            <text:p>0.07</text:p>
          </table:table-cell>
          <table:table-cell office:value-type="float" office:value="0.033" calcext:value-type="float">
            <text:p>0.03</text:p>
          </table:table-cell>
          <table:table-cell table:formula="of:=[.F14]/[.G14]" office:value-type="float" office:value="2.06060606060606" calcext:value-type="float">
            <text:p>2.06</text:p>
          </table:table-cell>
          <table:table-cell office:value-type="float" office:value="985059" calcext:value-type="float">
            <text:p>985,059</text:p>
          </table:table-cell>
          <table:table-cell table:formula="of:=[.E14]/[.G14]" office:value-type="float" office:value="873515.151515151" calcext:value-type="float">
            <text:p>873,515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2.cnf</text:p>
          </table:table-cell>
          <table:table-cell office:value-type="float" office:value="713" calcext:value-type="float">
            <text:p>713</text:p>
          </table:table-cell>
          <table:table-cell office:value-type="float" office:value="3190" calcext:value-type="float">
            <text:p>3,190</text:p>
          </table:table-cell>
          <table:table-cell office:value-type="float" office:value="20538" calcext:value-type="float">
            <text:p>20,538</text:p>
          </table:table-cell>
          <table:table-cell office:value-type="float" office:value="112129" calcext:value-type="float">
            <text:p>112,129</text:p>
          </table:table-cell>
          <table:table-cell office:value-type="float" office:value="0.026" calcext:value-type="float">
            <text:p>0.03</text:p>
          </table:table-cell>
          <table:table-cell office:value-type="float" office:value="0.034" calcext:value-type="float">
            <text:p>0.03</text:p>
          </table:table-cell>
          <table:table-cell table:formula="of:=[.F15]/[.G15]" office:value-type="float" office:value="0.764705882352941" calcext:value-type="float">
            <text:p>0.76</text:p>
          </table:table-cell>
          <table:table-cell office:value-type="float" office:value="1076530" calcext:value-type="float">
            <text:p>1,076,530</text:p>
          </table:table-cell>
          <table:table-cell table:formula="of:=[.E15]/[.G15]" office:value-type="float" office:value="3297911.76470588" calcext:value-type="float">
            <text:p>3,297,912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3.cnf</text:p>
          </table:table-cell>
          <table:table-cell office:value-type="float" office:value="130" calcext:value-type="float">
            <text:p>130</text:p>
          </table:table-cell>
          <table:table-cell office:value-type="float" office:value="1563" calcext:value-type="float">
            <text:p>1,563</text:p>
          </table:table-cell>
          <table:table-cell office:value-type="float" office:value="3633" calcext:value-type="float">
            <text:p>3,633</text:p>
          </table:table-cell>
          <table:table-cell office:value-type="float" office:value="54004" calcext:value-type="float">
            <text:p>54,004</text:p>
          </table:table-cell>
          <table:table-cell office:value-type="float" office:value="0.009" calcext:value-type="float">
            <text:p>0.01</text:p>
          </table:table-cell>
          <table:table-cell office:value-type="float" office:value="0.016" calcext:value-type="float">
            <text:p>0.02</text:p>
          </table:table-cell>
          <table:table-cell table:formula="of:=[.F16]/[.G16]" office:value-type="float" office:value="0.5625" calcext:value-type="float">
            <text:p>0.56</text:p>
          </table:table-cell>
          <table:table-cell office:value-type="float" office:value="1006370" calcext:value-type="float">
            <text:p>1,006,370</text:p>
          </table:table-cell>
          <table:table-cell table:formula="of:=[.E16]/[.G16]" office:value-type="float" office:value="3375250" calcext:value-type="float">
            <text:p>3,375,25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4.cnf</text:p>
          </table:table-cell>
          <table:table-cell office:value-type="float" office:value="2066" calcext:value-type="float">
            <text:p>2,066</text:p>
          </table:table-cell>
          <table:table-cell office:value-type="float" office:value="1646" calcext:value-type="float">
            <text:p>1,646</text:p>
          </table:table-cell>
          <table:table-cell office:value-type="float" office:value="57714" calcext:value-type="float">
            <text:p>57,714</text:p>
          </table:table-cell>
          <table:table-cell office:value-type="float" office:value="56216" calcext:value-type="float">
            <text:p>56,216</text:p>
          </table:table-cell>
          <table:table-cell office:value-type="float" office:value="0.059" calcext:value-type="float">
            <text:p>0.06</text:p>
          </table:table-cell>
          <table:table-cell office:value-type="float" office:value="0.015" calcext:value-type="float">
            <text:p>0.02</text:p>
          </table:table-cell>
          <table:table-cell table:formula="of:=[.F17]/[.G17]" office:value-type="float" office:value="3.93333333333333" calcext:value-type="float">
            <text:p>3.93</text:p>
          </table:table-cell>
          <table:table-cell office:value-type="float" office:value="1061250" calcext:value-type="float">
            <text:p>1,061,250</text:p>
          </table:table-cell>
          <table:table-cell table:formula="of:=[.E17]/[.G17]" office:value-type="float" office:value="3747733.33333333" calcext:value-type="float">
            <text:p>3,747,7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5.cnf</text:p>
          </table:table-cell>
          <table:table-cell office:value-type="float" office:value="2919" calcext:value-type="float">
            <text:p>2,919</text:p>
          </table:table-cell>
          <table:table-cell office:value-type="float" office:value="3002" calcext:value-type="float">
            <text:p>3,002</text:p>
          </table:table-cell>
          <table:table-cell office:value-type="float" office:value="84528" calcext:value-type="float">
            <text:p>84,528</text:p>
          </table:table-cell>
          <table:table-cell office:value-type="float" office:value="103204" calcext:value-type="float">
            <text:p>103,204</text:p>
          </table:table-cell>
          <table:table-cell office:value-type="float" office:value="0.082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formula="of:=[.F18]/[.G18]" office:value-type="float" office:value="2.73333333333333" calcext:value-type="float">
            <text:p>2.73</text:p>
          </table:table-cell>
          <table:table-cell office:value-type="float" office:value="1080290" calcext:value-type="float">
            <text:p>1,080,290</text:p>
          </table:table-cell>
          <table:table-cell table:formula="of:=[.E18]/[.G18]" office:value-type="float" office:value="3440133.33333333" calcext:value-type="float">
            <text:p>3,440,133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6.cnf</text:p>
          </table:table-cell>
          <table:table-cell office:value-type="float" office:value="143" calcext:value-type="float">
            <text:p>143</text:p>
          </table:table-cell>
          <table:table-cell office:value-type="float" office:value="270" calcext:value-type="float">
            <text:p>270</text:p>
          </table:table-cell>
          <table:table-cell office:value-type="float" office:value="4048" calcext:value-type="float">
            <text:p>4,048</text:p>
          </table:table-cell>
          <table:table-cell office:value-type="float" office:value="7657" calcext:value-type="float">
            <text:p>7,657</text:p>
          </table:table-cell>
          <table:table-cell office:value-type="float" office:value="0.008" calcext:value-type="float">
            <text:p>0.01</text:p>
          </table:table-cell>
          <table:table-cell office:value-type="float" office:value="0.002" calcext:value-type="float">
            <text:p>0.00</text:p>
          </table:table-cell>
          <table:table-cell table:formula="of:=[.F19]/[.G19]" office:value-type="float" office:value="4" calcext:value-type="float">
            <text:p>4.00</text:p>
          </table:table-cell>
          <table:table-cell office:value-type="float" office:value="1053620" calcext:value-type="float">
            <text:p>1,053,620</text:p>
          </table:table-cell>
          <table:table-cell table:formula="of:=[.E19]/[.G19]" office:value-type="float" office:value="3828500" calcext:value-type="float">
            <text:p>3,828,5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7.cnf</text:p>
          </table:table-cell>
          <table:table-cell office:value-type="float" office:value="2733" calcext:value-type="float">
            <text:p>2,733</text:p>
          </table:table-cell>
          <table:table-cell office:value-type="float" office:value="2445" calcext:value-type="float">
            <text:p>2,445</text:p>
          </table:table-cell>
          <table:table-cell office:value-type="float" office:value="77739" calcext:value-type="float">
            <text:p>77,739</text:p>
          </table:table-cell>
          <table:table-cell office:value-type="float" office:value="87514" calcext:value-type="float">
            <text:p>87,514</text:p>
          </table:table-cell>
          <table:table-cell office:value-type="float" office:value="0.078" calcext:value-type="float">
            <text:p>0.08</text:p>
          </table:table-cell>
          <table:table-cell office:value-type="float" office:value="0.021" calcext:value-type="float">
            <text:p>0.02</text:p>
          </table:table-cell>
          <table:table-cell table:formula="of:=[.F20]/[.G20]" office:value-type="float" office:value="3.71428571428571" calcext:value-type="float">
            <text:p>3.71</text:p>
          </table:table-cell>
          <table:table-cell office:value-type="float" office:value="1078630" calcext:value-type="float">
            <text:p>1,078,630</text:p>
          </table:table-cell>
          <table:table-cell table:formula="of:=[.E20]/[.G20]" office:value-type="float" office:value="4167333.33333333" calcext:value-type="float">
            <text:p>4,167,333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8.cnf</text:p>
          </table:table-cell>
          <table:table-cell office:value-type="float" office:value="519" calcext:value-type="float">
            <text:p>519</text:p>
          </table:table-cell>
          <table:table-cell office:value-type="float" office:value="821" calcext:value-type="float">
            <text:p>821</text:p>
          </table:table-cell>
          <table:table-cell office:value-type="float" office:value="15872" calcext:value-type="float">
            <text:p>15,872</text:p>
          </table:table-cell>
          <table:table-cell office:value-type="float" office:value="25618" calcext:value-type="float">
            <text:p>25,618</text:p>
          </table:table-cell>
          <table:table-cell office:value-type="float" office:value="0.019" calcext:value-type="float">
            <text:p>0.02</text:p>
          </table:table-cell>
          <table:table-cell office:value-type="float" office:value="0.006" calcext:value-type="float">
            <text:p>0.01</text:p>
          </table:table-cell>
          <table:table-cell table:formula="of:=[.F21]/[.G21]" office:value-type="float" office:value="3.16666666666667" calcext:value-type="float">
            <text:p>3.17</text:p>
          </table:table-cell>
          <table:table-cell office:value-type="float" office:value="1086530" calcext:value-type="float">
            <text:p>1,086,530</text:p>
          </table:table-cell>
          <table:table-cell table:formula="of:=[.E21]/[.G21]" office:value-type="float" office:value="4269666.66666667" calcext:value-type="float">
            <text:p>4,269,66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150-9.cnf</text:p>
          </table:table-cell>
          <table:table-cell office:value-type="float" office:value="4281" calcext:value-type="float">
            <text:p>4,281</text:p>
          </table:table-cell>
          <table:table-cell office:value-type="float" office:value="1263" calcext:value-type="float">
            <text:p>1,263</text:p>
          </table:table-cell>
          <table:table-cell office:value-type="float" office:value="131982" calcext:value-type="float">
            <text:p>131,982</text:p>
          </table:table-cell>
          <table:table-cell office:value-type="float" office:value="44345" calcext:value-type="float">
            <text:p>44,345</text:p>
          </table:table-cell>
          <table:table-cell office:value-type="float" office:value="0.108" calcext:value-type="float">
            <text:p>0.11</text:p>
          </table:table-cell>
          <table:table-cell office:value-type="float" office:value="0.012" calcext:value-type="float">
            <text:p>0.01</text:p>
          </table:table-cell>
          <table:table-cell table:formula="of:=[.F22]/[.G22]" office:value-type="float" office:value="9" calcext:value-type="float">
            <text:p>9.00</text:p>
          </table:table-cell>
          <table:table-cell office:value-type="float" office:value="1200040" calcext:value-type="float">
            <text:p>1,200,040</text:p>
          </table:table-cell>
          <table:table-cell table:formula="of:=[.E22]/[.G22]" office:value-type="float" office:value="3695416.66666667" calcext:value-type="float">
            <text:p>3,695,41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 calcext:value-type="string">
            <text:p>vars-200-10.cnf</text:p>
          </table:table-cell>
          <table:table-cell office:value-type="float" office:value="21032" calcext:value-type="float">
            <text:p>21,032</text:p>
          </table:table-cell>
          <table:table-cell office:value-type="float" office:value="18609" calcext:value-type="float">
            <text:p>18,609</text:p>
          </table:table-cell>
          <table:table-cell office:value-type="float" office:value="722514" calcext:value-type="float">
            <text:p>722,514</text:p>
          </table:table-cell>
          <table:table-cell office:value-type="float" office:value="805528" calcext:value-type="float">
            <text:p>805,528</text:p>
          </table:table-cell>
          <table:table-cell office:value-type="float" office:value="0.497" calcext:value-type="float">
            <text:p>0.50</text:p>
          </table:table-cell>
          <table:table-cell office:value-type="float" office:value="0.184" calcext:value-type="float">
            <text:p>0.18</text:p>
          </table:table-cell>
          <table:table-cell table:formula="of:=[.F23]/[.G23]" office:value-type="float" office:value="2.70108695652174" calcext:value-type="float">
            <text:p>2.70</text:p>
          </table:table-cell>
          <table:table-cell office:value-type="float" office:value="1156380" calcext:value-type="float">
            <text:p>1,156,380</text:p>
          </table:table-cell>
          <table:table-cell table:formula="of:=[.E23]/[.G23]" office:value-type="float" office:value="4377869.56521739" calcext:value-type="float">
            <text:p>4,377,870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1.cnf</text:p>
          </table:table-cell>
          <table:table-cell office:value-type="float" office:value="16481" calcext:value-type="float">
            <text:p>16,481</text:p>
          </table:table-cell>
          <table:table-cell office:value-type="float" office:value="15518" calcext:value-type="float">
            <text:p>15,518</text:p>
          </table:table-cell>
          <table:table-cell office:value-type="float" office:value="582620" calcext:value-type="float">
            <text:p>582,620</text:p>
          </table:table-cell>
          <table:table-cell office:value-type="float" office:value="664747" calcext:value-type="float">
            <text:p>664,747</text:p>
          </table:table-cell>
          <table:table-cell office:value-type="float" office:value="0.634" calcext:value-type="float">
            <text:p>0.63</text:p>
          </table:table-cell>
          <table:table-cell office:value-type="float" office:value="0.233" calcext:value-type="float">
            <text:p>0.23</text:p>
          </table:table-cell>
          <table:table-cell table:formula="of:=[.F24]/[.G24]" office:value-type="float" office:value="2.72103004291845" calcext:value-type="float">
            <text:p>2.72</text:p>
          </table:table-cell>
          <table:table-cell office:value-type="float" office:value="1181000" calcext:value-type="float">
            <text:p>1,181,000</text:p>
          </table:table-cell>
          <table:table-cell table:formula="of:=[.E24]/[.G24]" office:value-type="float" office:value="2852991.41630901" calcext:value-type="float">
            <text:p>2,852,99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2.cnf</text:p>
          </table:table-cell>
          <table:table-cell office:value-type="float" office:value="804" calcext:value-type="float">
            <text:p>804</text:p>
          </table:table-cell>
          <table:table-cell office:value-type="float" office:value="4558" calcext:value-type="float">
            <text:p>4,558</text:p>
          </table:table-cell>
          <table:table-cell office:value-type="float" office:value="26723" calcext:value-type="float">
            <text:p>26,723</text:p>
          </table:table-cell>
          <table:table-cell office:value-type="float" office:value="196302" calcext:value-type="float">
            <text:p>196,302</text:p>
          </table:table-cell>
          <table:table-cell office:value-type="float" office:value="0.032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formula="of:=[.F25]/[.G25]" office:value-type="float" office:value="0.64" calcext:value-type="float">
            <text:p>0.64</text:p>
          </table:table-cell>
          <table:table-cell office:value-type="float" office:value="1117790" calcext:value-type="float">
            <text:p>1,117,790</text:p>
          </table:table-cell>
          <table:table-cell table:formula="of:=[.E25]/[.G25]" office:value-type="float" office:value="3926040" calcext:value-type="float">
            <text:p>3,926,04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3.cnf</text:p>
          </table:table-cell>
          <table:table-cell office:value-type="float" office:value="14894" calcext:value-type="float">
            <text:p>14,894</text:p>
          </table:table-cell>
          <table:table-cell office:value-type="float" office:value="18580" calcext:value-type="float">
            <text:p>18,580</text:p>
          </table:table-cell>
          <table:table-cell office:value-type="float" office:value="523791" calcext:value-type="float">
            <text:p>523,791</text:p>
          </table:table-cell>
          <table:table-cell office:value-type="float" office:value="789756" calcext:value-type="float">
            <text:p>789,756</text:p>
          </table:table-cell>
          <table:table-cell office:value-type="float" office:value="0.45" calcext:value-type="float">
            <text:p>0.45</text:p>
          </table:table-cell>
          <table:table-cell office:value-type="float" office:value="0.229" calcext:value-type="float">
            <text:p>0.23</text:p>
          </table:table-cell>
          <table:table-cell table:formula="of:=[.F26]/[.G26]" office:value-type="float" office:value="1.96506550218341" calcext:value-type="float">
            <text:p>1.97</text:p>
          </table:table-cell>
          <table:table-cell office:value-type="float" office:value="1184000" calcext:value-type="float">
            <text:p>1,184,000</text:p>
          </table:table-cell>
          <table:table-cell table:formula="of:=[.E26]/[.G26]" office:value-type="float" office:value="3448716.15720524" calcext:value-type="float">
            <text:p>3,448,716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4.cnf</text:p>
          </table:table-cell>
          <table:table-cell office:value-type="float" office:value="6386" calcext:value-type="float">
            <text:p>6,386</text:p>
          </table:table-cell>
          <table:table-cell office:value-type="float" office:value="7299" calcext:value-type="float">
            <text:p>7,299</text:p>
          </table:table-cell>
          <table:table-cell office:value-type="float" office:value="216433" calcext:value-type="float">
            <text:p>216,433</text:p>
          </table:table-cell>
          <table:table-cell office:value-type="float" office:value="307531" calcext:value-type="float">
            <text:p>307,531</text:p>
          </table:table-cell>
          <table:table-cell office:value-type="float" office:value="0.192" calcext:value-type="float">
            <text:p>0.19</text:p>
          </table:table-cell>
          <table:table-cell office:value-type="float" office:value="0.079" calcext:value-type="float">
            <text:p>0.08</text:p>
          </table:table-cell>
          <table:table-cell table:formula="of:=[.F27]/[.G27]" office:value-type="float" office:value="2.43037974683544" calcext:value-type="float">
            <text:p>2.43</text:p>
          </table:table-cell>
          <table:table-cell office:value-type="float" office:value="1142050" calcext:value-type="float">
            <text:p>1,142,050</text:p>
          </table:table-cell>
          <table:table-cell table:formula="of:=[.E27]/[.G27]" office:value-type="float" office:value="3892797.46835443" calcext:value-type="float">
            <text:p>3,892,79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5.cnf</text:p>
          </table:table-cell>
          <table:table-cell office:value-type="float" office:value="11670" calcext:value-type="float">
            <text:p>11,670</text:p>
          </table:table-cell>
          <table:table-cell office:value-type="float" office:value="11554" calcext:value-type="float">
            <text:p>11,554</text:p>
          </table:table-cell>
          <table:table-cell office:value-type="float" office:value="413417" calcext:value-type="float">
            <text:p>413,417</text:p>
          </table:table-cell>
          <table:table-cell office:value-type="float" office:value="492132" calcext:value-type="float">
            <text:p>492,132</text:p>
          </table:table-cell>
          <table:table-cell office:value-type="float" office:value="0.356" calcext:value-type="float">
            <text:p>0.36</text:p>
          </table:table-cell>
          <table:table-cell office:value-type="float" office:value="0.131" calcext:value-type="float">
            <text:p>0.13</text:p>
          </table:table-cell>
          <table:table-cell table:formula="of:=[.F28]/[.G28]" office:value-type="float" office:value="2.7175572519084" calcext:value-type="float">
            <text:p>2.72</text:p>
          </table:table-cell>
          <table:table-cell office:value-type="float" office:value="1184140" calcext:value-type="float">
            <text:p>1,184,140</text:p>
          </table:table-cell>
          <table:table-cell table:formula="of:=[.E28]/[.G28]" office:value-type="float" office:value="3756732.82442748" calcext:value-type="float">
            <text:p>3,756,73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6.cnf</text:p>
          </table:table-cell>
          <table:table-cell office:value-type="float" office:value="12723" calcext:value-type="float">
            <text:p>12,723</text:p>
          </table:table-cell>
          <table:table-cell office:value-type="float" office:value="25253" calcext:value-type="float">
            <text:p>25,253</text:p>
          </table:table-cell>
          <table:table-cell office:value-type="float" office:value="436369" calcext:value-type="float">
            <text:p>436,369</text:p>
          </table:table-cell>
          <table:table-cell office:value-type="float" office:value="1083362" calcext:value-type="float">
            <text:p>1,083,362</text:p>
          </table:table-cell>
          <table:table-cell office:value-type="float" office:value="0.382" calcext:value-type="float">
            <text:p>0.38</text:p>
          </table:table-cell>
          <table:table-cell office:value-type="float" office:value="0.322" calcext:value-type="float">
            <text:p>0.32</text:p>
          </table:table-cell>
          <table:table-cell table:formula="of:=[.F29]/[.G29]" office:value-type="float" office:value="1.18633540372671" calcext:value-type="float">
            <text:p>1.19</text:p>
          </table:table-cell>
          <table:table-cell office:value-type="float" office:value="1151940" calcext:value-type="float">
            <text:p>1,151,940</text:p>
          </table:table-cell>
          <table:table-cell table:formula="of:=[.E29]/[.G29]" office:value-type="float" office:value="3364478.26086957" calcext:value-type="float">
            <text:p>3,364,47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7.cnf</text:p>
          </table:table-cell>
          <table:table-cell office:value-type="float" office:value="39015" calcext:value-type="float">
            <text:p>39,015</text:p>
          </table:table-cell>
          <table:table-cell office:value-type="float" office:value="26315" calcext:value-type="float">
            <text:p>26,315</text:p>
          </table:table-cell>
          <table:table-cell office:value-type="float" office:value="1387402" calcext:value-type="float">
            <text:p>1,387,402</text:p>
          </table:table-cell>
          <table:table-cell office:value-type="float" office:value="1138070" calcext:value-type="float">
            <text:p>1,138,070</text:p>
          </table:table-cell>
          <table:table-cell office:value-type="float" office:value="1.166" calcext:value-type="float">
            <text:p>1.17</text:p>
          </table:table-cell>
          <table:table-cell office:value-type="float" office:value="0.35" calcext:value-type="float">
            <text:p>0.35</text:p>
          </table:table-cell>
          <table:table-cell table:formula="of:=[.F30]/[.G30]" office:value-type="float" office:value="3.33142857142857" calcext:value-type="float">
            <text:p>3.33</text:p>
          </table:table-cell>
          <table:table-cell office:value-type="float" office:value="1198790" calcext:value-type="float">
            <text:p>1,198,790</text:p>
          </table:table-cell>
          <table:table-cell table:formula="of:=[.E30]/[.G30]" office:value-type="float" office:value="3251628.57142857" calcext:value-type="float">
            <text:p>3,251,629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8.cnf</text:p>
          </table:table-cell>
          <table:table-cell office:value-type="float" office:value="5917" calcext:value-type="float">
            <text:p>5,917</text:p>
          </table:table-cell>
          <table:table-cell office:value-type="float" office:value="9299" calcext:value-type="float">
            <text:p>9,299</text:p>
          </table:table-cell>
          <table:table-cell office:value-type="float" office:value="204212" calcext:value-type="float">
            <text:p>204,212</text:p>
          </table:table-cell>
          <table:table-cell office:value-type="float" office:value="379211" calcext:value-type="float">
            <text:p>379,211</text:p>
          </table:table-cell>
          <table:table-cell office:value-type="float" office:value="0.182" calcext:value-type="float">
            <text:p>0.18</text:p>
          </table:table-cell>
          <table:table-cell office:value-type="float" office:value="0.103" calcext:value-type="float">
            <text:p>0.10</text:p>
          </table:table-cell>
          <table:table-cell table:formula="of:=[.F31]/[.G31]" office:value-type="float" office:value="1.76699029126214" calcext:value-type="float">
            <text:p>1.77</text:p>
          </table:table-cell>
          <table:table-cell office:value-type="float" office:value="1162110" calcext:value-type="float">
            <text:p>1,162,110</text:p>
          </table:table-cell>
          <table:table-cell table:formula="of:=[.E31]/[.G31]" office:value-type="float" office:value="3681660.19417476" calcext:value-type="float">
            <text:p>3,681,66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00-9.cnf</text:p>
          </table:table-cell>
          <table:table-cell office:value-type="float" office:value="7473" calcext:value-type="float">
            <text:p>7,473</text:p>
          </table:table-cell>
          <table:table-cell office:value-type="float" office:value="8293" calcext:value-type="float">
            <text:p>8,293</text:p>
          </table:table-cell>
          <table:table-cell office:value-type="float" office:value="259983" calcext:value-type="float">
            <text:p>259,983</text:p>
          </table:table-cell>
          <table:table-cell office:value-type="float" office:value="339073" calcext:value-type="float">
            <text:p>339,073</text:p>
          </table:table-cell>
          <table:table-cell office:value-type="float" office:value="0.231" calcext:value-type="float">
            <text:p>0.23</text:p>
          </table:table-cell>
          <table:table-cell office:value-type="float" office:value="0.092" calcext:value-type="float">
            <text:p>0.09</text:p>
          </table:table-cell>
          <table:table-cell table:formula="of:=[.F32]/[.G32]" office:value-type="float" office:value="2.51086956521739" calcext:value-type="float">
            <text:p>2.51</text:p>
          </table:table-cell>
          <table:table-cell office:value-type="float" office:value="1176430" calcext:value-type="float">
            <text:p>1,176,430</text:p>
          </table:table-cell>
          <table:table-cell table:formula="of:=[.E32]/[.G32]" office:value-type="float" office:value="3685576.08695652" calcext:value-type="float">
            <text:p>3,685,57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10.cnf</text:p>
          </table:table-cell>
          <table:table-cell office:value-type="float" office:value="1682" calcext:value-type="float">
            <text:p>1,682</text:p>
          </table:table-cell>
          <table:table-cell office:value-type="float" office:value="50074" calcext:value-type="float">
            <text:p>50,074</text:p>
          </table:table-cell>
          <table:table-cell office:value-type="float" office:value="66296" calcext:value-type="float">
            <text:p>66,296</text:p>
          </table:table-cell>
          <table:table-cell office:value-type="float" office:value="2463106" calcext:value-type="float">
            <text:p>2,463,106</text:p>
          </table:table-cell>
          <table:table-cell office:value-type="float" office:value="3.314" calcext:value-type="float">
            <text:p>3.31</text:p>
          </table:table-cell>
          <table:table-cell office:value-type="float" office:value="1.43" calcext:value-type="float">
            <text:p>1.43</text:p>
          </table:table-cell>
          <table:table-cell table:formula="of:=[.F33]/[.G33]" office:value-type="float" office:value="2.31748251748252" calcext:value-type="float">
            <text:p>2.32</text:p>
          </table:table-cell>
          <table:table-cell office:value-type="float" office:value="1060480" calcext:value-type="float">
            <text:p>1,060,480</text:p>
          </table:table-cell>
          <table:table-cell table:formula="of:=[.E33]/[.G33]" office:value-type="float" office:value="1722451.74825175" calcext:value-type="float">
            <text:p>1,722,45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1.cnf</text:p>
          </table:table-cell>
          <table:table-cell office:value-type="float" office:value="89604" calcext:value-type="float">
            <text:p>89,604</text:p>
          </table:table-cell>
          <table:table-cell office:value-type="float" office:value="80183" calcext:value-type="float">
            <text:p>80,183</text:p>
          </table:table-cell>
          <table:table-cell office:value-type="float" office:value="3529473" calcext:value-type="float">
            <text:p>3,529,473</text:p>
          </table:table-cell>
          <table:table-cell office:value-type="float" office:value="3969717" calcext:value-type="float">
            <text:p>3,969,717</text:p>
          </table:table-cell>
          <table:table-cell office:value-type="float" office:value="0.071" calcext:value-type="float">
            <text:p>0.07</text:p>
          </table:table-cell>
          <table:table-cell office:value-type="float" office:value="0.755" calcext:value-type="float">
            <text:p>0.76</text:p>
          </table:table-cell>
          <table:table-cell table:formula="of:=[.F34]/[.G34]" office:value-type="float" office:value="0.0940397350993378" calcext:value-type="float">
            <text:p>0.09</text:p>
          </table:table-cell>
          <table:table-cell office:value-type="float" office:value="1071330" calcext:value-type="float">
            <text:p>1,071,330</text:p>
          </table:table-cell>
          <table:table-cell table:formula="of:=[.E34]/[.G34]" office:value-type="float" office:value="5257903.31125828" calcext:value-type="float">
            <text:p>5,257,90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2.cnf</text:p>
          </table:table-cell>
          <table:table-cell office:value-type="float" office:value="123985" calcext:value-type="float">
            <text:p>123,985</text:p>
          </table:table-cell>
          <table:table-cell office:value-type="float" office:value="123065" calcext:value-type="float">
            <text:p>123,065</text:p>
          </table:table-cell>
          <table:table-cell office:value-type="float" office:value="4913909" calcext:value-type="float">
            <text:p>4,913,909</text:p>
          </table:table-cell>
          <table:table-cell office:value-type="float" office:value="5964973" calcext:value-type="float">
            <text:p>5,964,973</text:p>
          </table:table-cell>
          <table:table-cell office:value-type="float" office:value="4.577" calcext:value-type="float">
            <text:p>4.58</text:p>
          </table:table-cell>
          <table:table-cell office:value-type="float" office:value="2.483" calcext:value-type="float">
            <text:p>2.48</text:p>
          </table:table-cell>
          <table:table-cell table:formula="of:=[.F35]/[.G35]" office:value-type="float" office:value="1.84333467579541" calcext:value-type="float">
            <text:p>1.84</text:p>
          </table:table-cell>
          <table:table-cell office:value-type="float" office:value="1074890" calcext:value-type="float">
            <text:p>1,074,890</text:p>
          </table:table-cell>
          <table:table-cell table:formula="of:=[.E35]/[.G35]" office:value-type="float" office:value="2402325.01006847" calcext:value-type="float">
            <text:p>2,402,32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3.cnf</text:p>
          </table:table-cell>
          <table:table-cell office:value-type="float" office:value="56777" calcext:value-type="float">
            <text:p>56,777</text:p>
          </table:table-cell>
          <table:table-cell office:value-type="float" office:value="55647" calcext:value-type="float">
            <text:p>55,647</text:p>
          </table:table-cell>
          <table:table-cell office:value-type="float" office:value="2219399" calcext:value-type="float">
            <text:p>2,219,399</text:p>
          </table:table-cell>
          <table:table-cell office:value-type="float" office:value="2794673" calcext:value-type="float">
            <text:p>2,794,673</text:p>
          </table:table-cell>
          <table:table-cell office:value-type="float" office:value="2.1" calcext:value-type="float">
            <text:p>2.10</text:p>
          </table:table-cell>
          <table:table-cell office:value-type="float" office:value="0.947" calcext:value-type="float">
            <text:p>0.95</text:p>
          </table:table-cell>
          <table:table-cell table:formula="of:=[.F36]/[.G36]" office:value-type="float" office:value="2.21752903907075" calcext:value-type="float">
            <text:p>2.22</text:p>
          </table:table-cell>
          <table:table-cell office:value-type="float" office:value="1063050" calcext:value-type="float">
            <text:p>1,063,050</text:p>
          </table:table-cell>
          <table:table-cell table:formula="of:=[.E36]/[.G36]" office:value-type="float" office:value="2951080.25343189" calcext:value-type="float">
            <text:p>2,951,08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4.cnf</text:p>
          </table:table-cell>
          <table:table-cell office:value-type="float" office:value="25598" calcext:value-type="float">
            <text:p>25,598</text:p>
          </table:table-cell>
          <table:table-cell office:value-type="float" office:value="24905" calcext:value-type="float">
            <text:p>24,905</text:p>
          </table:table-cell>
          <table:table-cell office:value-type="float" office:value="1014031" calcext:value-type="float">
            <text:p>1,014,031</text:p>
          </table:table-cell>
          <table:table-cell office:value-type="float" office:value="1200407" calcext:value-type="float">
            <text:p>1,200,407</text:p>
          </table:table-cell>
          <table:table-cell office:value-type="float" office:value="0.949" calcext:value-type="float">
            <text:p>0.95</text:p>
          </table:table-cell>
          <table:table-cell office:value-type="float" office:value="0.36" calcext:value-type="float">
            <text:p>0.36</text:p>
          </table:table-cell>
          <table:table-cell table:formula="of:=[.F37]/[.G37]" office:value-type="float" office:value="2.63611111111111" calcext:value-type="float">
            <text:p>2.64</text:p>
          </table:table-cell>
          <table:table-cell office:value-type="float" office:value="1029210" calcext:value-type="float">
            <text:p>1,029,210</text:p>
          </table:table-cell>
          <table:table-cell table:formula="of:=[.E37]/[.G37]" office:value-type="float" office:value="3334463.88888889" calcext:value-type="float">
            <text:p>3,334,46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5.cnf</text:p>
          </table:table-cell>
          <table:table-cell office:value-type="float" office:value="98047" calcext:value-type="float">
            <text:p>98,047</text:p>
          </table:table-cell>
          <table:table-cell office:value-type="float" office:value="104613" calcext:value-type="float">
            <text:p>104,613</text:p>
          </table:table-cell>
          <table:table-cell office:value-type="float" office:value="3944561" calcext:value-type="float">
            <text:p>3,944,561</text:p>
          </table:table-cell>
          <table:table-cell office:value-type="float" office:value="5235517" calcext:value-type="float">
            <text:p>5,235,517</text:p>
          </table:table-cell>
          <table:table-cell office:value-type="float" office:value="3.626" calcext:value-type="float">
            <text:p>3.63</text:p>
          </table:table-cell>
          <table:table-cell office:value-type="float" office:value="1.956" calcext:value-type="float">
            <text:p>1.96</text:p>
          </table:table-cell>
          <table:table-cell table:formula="of:=[.F38]/[.G38]" office:value-type="float" office:value="1.85378323108384" calcext:value-type="float">
            <text:p>1.85</text:p>
          </table:table-cell>
          <table:table-cell office:value-type="float" office:value="1090500" calcext:value-type="float">
            <text:p>1,090,500</text:p>
          </table:table-cell>
          <table:table-cell table:formula="of:=[.E38]/[.G38]" office:value-type="float" office:value="2676644.68302658" calcext:value-type="float">
            <text:p>2,676,64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6.cnf</text:p>
          </table:table-cell>
          <table:table-cell office:value-type="float" office:value="135963" calcext:value-type="float">
            <text:p>135,963</text:p>
          </table:table-cell>
          <table:table-cell office:value-type="float" office:value="136808" calcext:value-type="float">
            <text:p>136,808</text:p>
          </table:table-cell>
          <table:table-cell office:value-type="float" office:value="5361027" calcext:value-type="float">
            <text:p>5,361,027</text:p>
          </table:table-cell>
          <table:table-cell office:value-type="float" office:value="6836258" calcext:value-type="float">
            <text:p>6,836,258</text:p>
          </table:table-cell>
          <table:table-cell office:value-type="float" office:value="5.029" calcext:value-type="float">
            <text:p>5.03</text:p>
          </table:table-cell>
          <table:table-cell office:value-type="float" office:value="2.838" calcext:value-type="float">
            <text:p>2.84</text:p>
          </table:table-cell>
          <table:table-cell table:formula="of:=[.F39]/[.G39]" office:value-type="float" office:value="1.77202255109232" calcext:value-type="float">
            <text:p>1.77</text:p>
          </table:table-cell>
          <table:table-cell office:value-type="float" office:value="1069340" calcext:value-type="float">
            <text:p>1,069,340</text:p>
          </table:table-cell>
          <table:table-cell table:formula="of:=[.E39]/[.G39]" office:value-type="float" office:value="2408829.45736434" calcext:value-type="float">
            <text:p>2,408,829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7.cnf</text:p>
          </table:table-cell>
          <table:table-cell office:value-type="float" office:value="74828" calcext:value-type="float">
            <text:p>74,828</text:p>
          </table:table-cell>
          <table:table-cell office:value-type="float" office:value="56870" calcext:value-type="float">
            <text:p>56,870</text:p>
          </table:table-cell>
          <table:table-cell office:value-type="float" office:value="2960084" calcext:value-type="float">
            <text:p>2,960,084</text:p>
          </table:table-cell>
          <table:table-cell office:value-type="float" office:value="2841108" calcext:value-type="float">
            <text:p>2,841,108</text:p>
          </table:table-cell>
          <table:table-cell office:value-type="float" office:value="2.761" calcext:value-type="float">
            <text:p>2.76</text:p>
          </table:table-cell>
          <table:table-cell office:value-type="float" office:value="0.97" calcext:value-type="float">
            <text:p>0.97</text:p>
          </table:table-cell>
          <table:table-cell table:formula="of:=[.F40]/[.G40]" office:value-type="float" office:value="2.84639175257732" calcext:value-type="float">
            <text:p>2.85</text:p>
          </table:table-cell>
          <table:table-cell office:value-type="float" office:value="1077360" calcext:value-type="float">
            <text:p>1,077,360</text:p>
          </table:table-cell>
          <table:table-cell table:formula="of:=[.E40]/[.G40]" office:value-type="float" office:value="2928977.31958763" calcext:value-type="float">
            <text:p>2,928,97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8.cnf</text:p>
          </table:table-cell>
          <table:table-cell office:value-type="float" office:value="134952" calcext:value-type="float">
            <text:p>134,952</text:p>
          </table:table-cell>
          <table:table-cell office:value-type="float" office:value="92288" calcext:value-type="float">
            <text:p>92,288</text:p>
          </table:table-cell>
          <table:table-cell office:value-type="float" office:value="5382746" calcext:value-type="float">
            <text:p>5,382,746</text:p>
          </table:table-cell>
          <table:table-cell office:value-type="float" office:value="4533618" calcext:value-type="float">
            <text:p>4,533,618</text:p>
          </table:table-cell>
          <table:table-cell table:style-name="ce14" office:value-type="float" office:value="4.98" calcext:value-type="float">
            <text:p>4.98</text:p>
          </table:table-cell>
          <table:table-cell table:style-name="ce19" office:value-type="float" office:value="1.654" calcext:value-type="float">
            <text:p>1.65</text:p>
          </table:table-cell>
          <table:table-cell table:formula="of:=[.F41]/[.G41]" office:value-type="float" office:value="3.01088270858525" calcext:value-type="float">
            <text:p>3.01</text:p>
          </table:table-cell>
          <table:table-cell office:value-type="float" office:value="1082920" calcext:value-type="float">
            <text:p>1,082,920</text:p>
          </table:table-cell>
          <table:table-cell table:formula="of:=[.E41]/[.G41]" office:value-type="float" office:value="2741002.41837969" calcext:value-type="float">
            <text:p>2,741,00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250-9.cnf</text:p>
          </table:table-cell>
          <table:table-cell office:value-type="float" office:value="1381" calcext:value-type="float">
            <text:p>1,381</text:p>
          </table:table-cell>
          <table:table-cell office:value-type="float" office:value="32426" calcext:value-type="float">
            <text:p>32,426</text:p>
          </table:table-cell>
          <table:table-cell office:value-type="float" office:value="49768" calcext:value-type="float">
            <text:p>49,768</text:p>
          </table:table-cell>
          <table:table-cell office:value-type="float" office:value="1569915" calcext:value-type="float">
            <text:p>1,569,915</text:p>
          </table:table-cell>
          <table:table-cell table:style-name="ce14" office:value-type="float" office:value="0.054" calcext:value-type="float">
            <text:p>0.05</text:p>
          </table:table-cell>
          <table:table-cell table:style-name="ce19" office:value-type="float" office:value="0.503" calcext:value-type="float">
            <text:p>0.50</text:p>
          </table:table-cell>
          <table:table-cell table:formula="of:=[.F42]/[.G42]" office:value-type="float" office:value="0.107355864811133" calcext:value-type="float">
            <text:p>0.11</text:p>
          </table:table-cell>
          <table:table-cell office:value-type="float" office:value="976035" calcext:value-type="float">
            <text:p>976,035</text:p>
          </table:table-cell>
          <table:table-cell table:formula="of:=[.E42]/[.G42]" office:value-type="float" office:value="3121103.37972167" calcext:value-type="float">
            <text:p>3,121,10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10.cnf</text:p>
          </table:table-cell>
          <table:table-cell office:value-type="float" office:value="27530" calcext:value-type="float">
            <text:p>27,530</text:p>
          </table:table-cell>
          <table:table-cell office:value-type="float" office:value="261765" calcext:value-type="float">
            <text:p>261,765</text:p>
          </table:table-cell>
          <table:table-cell office:value-type="float" office:value="1224679" calcext:value-type="float">
            <text:p>1,224,679</text:p>
          </table:table-cell>
          <table:table-cell office:value-type="float" office:value="14689233" calcext:value-type="float">
            <text:p>14,689,233</text:p>
          </table:table-cell>
          <table:table-cell table:style-name="ce14" office:value-type="float" office:value="3.25" calcext:value-type="float">
            <text:p>3.25</text:p>
          </table:table-cell>
          <table:table-cell table:style-name="ce19" office:value-type="float" office:value="25.355" calcext:value-type="float">
            <text:p>25.36</text:p>
          </table:table-cell>
          <table:table-cell table:formula="of:=[.F43]/[.G43]" office:value-type="float" office:value="0.128179846184185" calcext:value-type="float">
            <text:p>0.13</text:p>
          </table:table-cell>
          <table:table-cell office:value-type="float" office:value="1006450" calcext:value-type="float">
            <text:p>1,006,450</text:p>
          </table:table-cell>
          <table:table-cell table:formula="of:=[.E43]/[.G43]" office:value-type="float" office:value="579342.654308815" calcext:value-type="float">
            <text:p>579,34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1.cnf</text:p>
          </table:table-cell>
          <table:table-cell office:value-type="float" office:value="73609" calcext:value-type="float">
            <text:p>73,609</text:p>
          </table:table-cell>
          <table:table-cell office:value-type="float" office:value="668948" calcext:value-type="float">
            <text:p>668,948</text:p>
          </table:table-cell>
          <table:table-cell office:value-type="float" office:value="3284748" calcext:value-type="float">
            <text:p>3,284,748</text:p>
          </table:table-cell>
          <table:table-cell office:value-type="float" office:value="37171999" calcext:value-type="float">
            <text:p>37,171,999</text:p>
          </table:table-cell>
          <table:table-cell table:style-name="ce14" office:value-type="float" office:value="1.222" calcext:value-type="float">
            <text:p>1.22</text:p>
          </table:table-cell>
          <table:table-cell table:style-name="ce19" office:value-type="float" office:value="6.279" calcext:value-type="float">
            <text:p>6.28</text:p>
          </table:table-cell>
          <table:table-cell table:formula="of:=[.F44]/[.G44]" office:value-type="float" office:value="0.194616977225673" calcext:value-type="float">
            <text:p>0.19</text:p>
          </table:table-cell>
          <table:table-cell office:value-type="float" office:value="1013330" calcext:value-type="float">
            <text:p>1,013,330</text:p>
          </table:table-cell>
          <table:table-cell table:formula="of:=[.E44]/[.G44]" office:value-type="float" office:value="5920050.8042682" calcext:value-type="float">
            <text:p>5,920,05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2.cnf</text:p>
          </table:table-cell>
          <table:table-cell office:value-type="float" office:value="1208593" calcext:value-type="float">
            <text:p>1,208,593</text:p>
          </table:table-cell>
          <table:table-cell office:value-type="float" office:value="647130" calcext:value-type="float">
            <text:p>647,130</text:p>
          </table:table-cell>
          <table:table-cell office:value-type="float" office:value="53638415" calcext:value-type="float">
            <text:p>53,638,415</text:p>
          </table:table-cell>
          <table:table-cell office:value-type="float" office:value="36496159" calcext:value-type="float">
            <text:p>36,496,159</text:p>
          </table:table-cell>
          <table:table-cell table:style-name="ce14" office:value-type="float" office:value="53.218" calcext:value-type="float">
            <text:p>53.22</text:p>
          </table:table-cell>
          <table:table-cell table:style-name="ce19" office:value-type="float" office:value="25.043" calcext:value-type="float">
            <text:p>25.04</text:p>
          </table:table-cell>
          <table:table-cell table:formula="of:=[.F45]/[.G45]" office:value-type="float" office:value="2.12506488839197" calcext:value-type="float">
            <text:p>2.13</text:p>
          </table:table-cell>
          <table:table-cell office:value-type="float" office:value="1011630" calcext:value-type="float">
            <text:p>1,011,630</text:p>
          </table:table-cell>
          <table:table-cell table:formula="of:=[.E45]/[.G45]" office:value-type="float" office:value="1457339.73565467" calcext:value-type="float">
            <text:p>1,457,340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3.cnf</text:p>
          </table:table-cell>
          <table:table-cell office:value-type="float" office:value="547583" calcext:value-type="float">
            <text:p>547,583</text:p>
          </table:table-cell>
          <table:table-cell office:value-type="float" office:value="354511" calcext:value-type="float">
            <text:p>354,511</text:p>
          </table:table-cell>
          <table:table-cell office:value-type="float" office:value="23952558" calcext:value-type="float">
            <text:p>23,952,558</text:p>
          </table:table-cell>
          <table:table-cell office:value-type="float" office:value="19901468" calcext:value-type="float">
            <text:p>19,901,468</text:p>
          </table:table-cell>
          <table:table-cell table:style-name="ce14" office:value-type="float" office:value="24.012" calcext:value-type="float">
            <text:p>24.01</text:p>
          </table:table-cell>
          <table:table-cell table:style-name="ce19" office:value-type="float" office:value="10.137" calcext:value-type="float">
            <text:p>10.14</text:p>
          </table:table-cell>
          <table:table-cell table:formula="of:=[.F46]/[.G46]" office:value-type="float" office:value="2.36874815034034" calcext:value-type="float">
            <text:p>2.37</text:p>
          </table:table-cell>
          <table:table-cell office:value-type="float" office:value="999525" calcext:value-type="float">
            <text:p>999,525</text:p>
          </table:table-cell>
          <table:table-cell table:formula="of:=[.E46]/[.G46]" office:value-type="float" office:value="1963250.27128342" calcext:value-type="float">
            <text:p>1,963,250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4.cnf</text:p>
          </table:table-cell>
          <table:table-cell office:value-type="float" office:value="774922" calcext:value-type="float">
            <text:p>774,922</text:p>
          </table:table-cell>
          <table:table-cell office:value-type="float" office:value="479041" calcext:value-type="float">
            <text:p>479,041</text:p>
          </table:table-cell>
          <table:table-cell office:value-type="float" office:value="34485849" calcext:value-type="float">
            <text:p>34,485,849</text:p>
          </table:table-cell>
          <table:table-cell office:value-type="float" office:value="27002303" calcext:value-type="float">
            <text:p>27,002,303</text:p>
          </table:table-cell>
          <table:table-cell table:style-name="ce14" office:value-type="float" office:value="34.196" calcext:value-type="float">
            <text:p>34.20</text:p>
          </table:table-cell>
          <table:table-cell table:style-name="ce19" office:value-type="float" office:value="14.638" calcext:value-type="float">
            <text:p>14.64</text:p>
          </table:table-cell>
          <table:table-cell table:formula="of:=[.F47]/[.G47]" office:value-type="float" office:value="2.3361114906408" calcext:value-type="float">
            <text:p>2.34</text:p>
          </table:table-cell>
          <table:table-cell office:value-type="float" office:value="1011470" calcext:value-type="float">
            <text:p>1,011,470</text:p>
          </table:table-cell>
          <table:table-cell table:formula="of:=[.E47]/[.G47]" office:value-type="float" office:value="1844671.60814319" calcext:value-type="float">
            <text:p>1,844,67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5.cnf</text:p>
          </table:table-cell>
          <table:table-cell office:value-type="float" office:value="1028584" calcext:value-type="float">
            <text:p>1,028,584</text:p>
          </table:table-cell>
          <table:table-cell office:value-type="float" office:value="580334" calcext:value-type="float">
            <text:p>580,334</text:p>
          </table:table-cell>
          <table:table-cell office:value-type="float" office:value="45665633" calcext:value-type="float">
            <text:p>45,665,633</text:p>
          </table:table-cell>
          <table:table-cell office:value-type="float" office:value="32577857" calcext:value-type="float">
            <text:p>32,577,857</text:p>
          </table:table-cell>
          <table:table-cell table:style-name="ce14" office:value-type="float" office:value="45.411" calcext:value-type="float">
            <text:p>45.41</text:p>
          </table:table-cell>
          <table:table-cell table:style-name="ce19" office:value-type="float" office:value="20.472" calcext:value-type="float">
            <text:p>20.47</text:p>
          </table:table-cell>
          <table:table-cell table:formula="of:=[.F48]/[.G48]" office:value-type="float" office:value="2.21820046893318" calcext:value-type="float">
            <text:p>2.22</text:p>
          </table:table-cell>
          <table:table-cell office:value-type="float" office:value="1011050" calcext:value-type="float">
            <text:p>1,011,050</text:p>
          </table:table-cell>
          <table:table-cell table:formula="of:=[.E48]/[.G48]" office:value-type="float" office:value="1591337.28995701" calcext:value-type="float">
            <text:p>1,591,33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6.cnf</text:p>
          </table:table-cell>
          <table:table-cell office:value-type="float" office:value="587573" calcext:value-type="float">
            <text:p>587,573</text:p>
          </table:table-cell>
          <table:table-cell office:value-type="float" office:value="294491" calcext:value-type="float">
            <text:p>294,491</text:p>
          </table:table-cell>
          <table:table-cell office:value-type="float" office:value="26178458" calcext:value-type="float">
            <text:p>26,178,458</text:p>
          </table:table-cell>
          <table:table-cell office:value-type="float" office:value="16771343" calcext:value-type="float">
            <text:p>16,771,343</text:p>
          </table:table-cell>
          <table:table-cell table:style-name="ce14" office:value-type="float" office:value="25.897" calcext:value-type="float">
            <text:p>25.90</text:p>
          </table:table-cell>
          <table:table-cell table:style-name="ce19" office:value-type="float" office:value="7.812" calcext:value-type="float">
            <text:p>7.81</text:p>
          </table:table-cell>
          <table:table-cell table:formula="of:=[.F49]/[.G49]" office:value-type="float" office:value="3.31502816180235" calcext:value-type="float">
            <text:p>3.32</text:p>
          </table:table-cell>
          <table:table-cell office:value-type="float" office:value="1011270" calcext:value-type="float">
            <text:p>1,011,270</text:p>
          </table:table-cell>
          <table:table-cell table:formula="of:=[.E49]/[.G49]" office:value-type="float" office:value="2146869.30363543" calcext:value-type="float">
            <text:p>2,146,869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7.cnf</text:p>
          </table:table-cell>
          <table:table-cell office:value-type="float" office:value="67372" calcext:value-type="float">
            <text:p>67,372</text:p>
          </table:table-cell>
          <table:table-cell office:value-type="float" office:value="113743" calcext:value-type="float">
            <text:p>113,743</text:p>
          </table:table-cell>
          <table:table-cell office:value-type="float" office:value="3117994" calcext:value-type="float">
            <text:p>3,117,994</text:p>
          </table:table-cell>
          <table:table-cell office:value-type="float" office:value="6499346" calcext:value-type="float">
            <text:p>6,499,346</text:p>
          </table:table-cell>
          <table:table-cell table:style-name="ce14" office:value-type="float" office:value="3.014" calcext:value-type="float">
            <text:p>3.01</text:p>
          </table:table-cell>
          <table:table-cell table:style-name="ce19" office:value-type="float" office:value="2.552" calcext:value-type="float">
            <text:p>2.55</text:p>
          </table:table-cell>
          <table:table-cell table:formula="of:=[.F50]/[.G50]" office:value-type="float" office:value="1.18103448275862" calcext:value-type="float">
            <text:p>1.18</text:p>
          </table:table-cell>
          <table:table-cell office:value-type="float" office:value="1041770" calcext:value-type="float">
            <text:p>1,041,770</text:p>
          </table:table-cell>
          <table:table-cell table:formula="of:=[.E50]/[.G50]" office:value-type="float" office:value="2546765.67398119" calcext:value-type="float">
            <text:p>2,546,76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8.cnf</text:p>
          </table:table-cell>
          <table:table-cell office:value-type="float" office:value="1209319" calcext:value-type="float">
            <text:p>1,209,319</text:p>
          </table:table-cell>
          <table:table-cell office:value-type="float" office:value="558417" calcext:value-type="float">
            <text:p>558,417</text:p>
          </table:table-cell>
          <table:table-cell office:value-type="float" office:value="52780624" calcext:value-type="float">
            <text:p>52,780,624</text:p>
          </table:table-cell>
          <table:table-cell office:value-type="float" office:value="31400288" calcext:value-type="float">
            <text:p>31,400,288</text:p>
          </table:table-cell>
          <table:table-cell table:style-name="ce14" office:value-type="float" office:value="52.852" calcext:value-type="float">
            <text:p>52.85</text:p>
          </table:table-cell>
          <table:table-cell table:style-name="ce19" office:value-type="float" office:value="19.061" calcext:value-type="float">
            <text:p>19.06</text:p>
          </table:table-cell>
          <table:table-cell table:formula="of:=[.F51]/[.G51]" office:value-type="float" office:value="2.77278212056031" calcext:value-type="float">
            <text:p>2.77</text:p>
          </table:table-cell>
          <table:table-cell office:value-type="float" office:value="998046" calcext:value-type="float">
            <text:p>998,046</text:p>
          </table:table-cell>
          <table:table-cell table:formula="of:=[.E51]/[.G51]" office:value-type="float" office:value="1647357.8511096" calcext:value-type="float">
            <text:p>1,647,358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s-300-9.cnf</text:p>
          </table:table-cell>
          <table:table-cell table:style-name="ce7" office:value-type="float" office:value="270581" calcext:value-type="float">
            <text:p>270,581</text:p>
          </table:table-cell>
          <table:table-cell table:style-name="ce11" office:value-type="float" office:value="218985" calcext:value-type="float">
            <text:p>218,985</text:p>
          </table:table-cell>
          <table:table-cell table:style-name="ce7" office:value-type="float" office:value="12102144" calcext:value-type="float">
            <text:p>12,102,144</text:p>
          </table:table-cell>
          <table:table-cell table:style-name="ce11" office:value-type="float" office:value="12451209" calcext:value-type="float">
            <text:p>12,451,209</text:p>
          </table:table-cell>
          <table:table-cell table:style-name="ce15" office:value-type="float" office:value="11.971" calcext:value-type="float">
            <text:p>11.97</text:p>
          </table:table-cell>
          <table:table-cell table:style-name="ce20" office:value-type="float" office:value="5.494" calcext:value-type="float">
            <text:p>5.49</text:p>
          </table:table-cell>
          <table:table-cell table:style-name="ce25" table:formula="of:=[.F52]/[.G52]" office:value-type="float" office:value="2.1789224608664" calcext:value-type="float">
            <text:p>2.18</text:p>
          </table:table-cell>
          <table:table-cell table:style-name="ce7" office:value-type="float" office:value="1009860" calcext:value-type="float">
            <text:p>1,009,860</text:p>
          </table:table-cell>
          <table:table-cell table:formula="of:=[.E52]/[.G52]" office:value-type="float" office:value="2266328.5402257" calcext:value-type="float">
            <text:p>2,266,32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AVERAGE</text:p>
          </table:table-cell>
          <table:table-cell table:style-name="ce8" table:formula="of:=AVERAGE([.B3:.B52])" office:value-type="float" office:value="133865.3" calcext:value-type="float">
            <text:p>133,865</text:p>
          </table:table-cell>
          <table:table-cell table:style-name="ce8" table:formula="of:=AVERAGE([.C3:.C52])" office:value-type="float" office:value="102038.26" calcext:value-type="float">
            <text:p>102,038</text:p>
          </table:table-cell>
          <table:table-cell table:style-name="ce8" table:formula="of:=AVERAGE([.D3:.D52])" office:value-type="float" office:value="5823437.28" calcext:value-type="float">
            <text:p>5,823,437</text:p>
          </table:table-cell>
          <table:table-cell table:style-name="ce8" table:formula="of:=AVERAGE([.E3:.E52])" office:value-type="float" office:value="5586063.46" calcext:value-type="float">
            <text:p>5,586,063</text:p>
          </table:table-cell>
          <table:table-cell table:style-name="ce16" table:formula="of:=AVERAGE([.F3:.F52])" office:value-type="float" office:value="5.74328" calcext:value-type="float">
            <text:p>5.74</text:p>
          </table:table-cell>
          <table:table-cell table:style-name="ce16" table:formula="of:=AVERAGE([.G3:.G52])" office:value-type="float" office:value="3.0545" calcext:value-type="float">
            <text:p>3.05</text:p>
          </table:table-cell>
          <table:table-cell table:style-name="ce16" table:formula="of:=AVERAGE([.H3:.H52])" office:value-type="float" office:value="2.3358092644732" calcext:value-type="float">
            <text:p>2.34</text:p>
          </table:table-cell>
          <table:table-cell table:style-name="ce8" table:formula="of:=AVERAGE([.I3:.I52])" office:value-type="float" office:value="1080209.66" calcext:value-type="float">
            <text:p>1,080,210</text:p>
          </table:table-cell>
          <table:table-cell table:style-name="ce8" table:formula="of:=AVERAGE([.J3:.J52])" office:value-type="float" office:value="3205953.08660754" calcext:value-type="float">
            <text:p>3,205,953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calcext:conditional-formats>
          <calcext:conditional-format calcext:target-range-address="Sheet1.G3:Sheet1.G3">
            <calcext:condition calcext:apply-style-name="Untitled1" calcext:value="&lt;[.I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34:53.765305685</meta:creation-date>
    <dc:date>2016-04-16T11:40:49.312205359</dc:date>
    <meta:editing-duration>PT1H2M19S</meta:editing-duration>
    <meta:editing-cycles>7</meta:editing-cycles>
    <meta:generator>LibreOffice/4.2.8.2$Linux_X86_64 LibreOffice_project/420m0$Build-2</meta:generator>
    <meta:document-statistic meta:table-count="1" meta:cell-count="577" meta:object-count="0"/>
  </office:meta>
</office:document-meta>
</file>